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mport RPi.GPIO as GPIO</text:p>
      <text:p text:style-name="Standard">from time import sleep</text:p>
      <text:p text:style-name="Standard">hallpin1=8</text:p>
      <text:p text:style-name="Standard">#LED1=8</text:p>
      <text:p text:style-name="Standard">hallpin2=10</text:p>
      <text:p text:style-name="Standard">hallpin3=12</text:p>
      <text:p text:style-name="Standard"/>
      <text:p text:style-name="Standard">#hallpin4=24</text:p>
      <text:p text:style-name="Standard"/>
      <text:p text:style-name="Standard">hallpin11=22</text:p>
      <text:p text:style-name="Standard">hallpin12=24</text:p>
      <text:p text:style-name="Standard">hallpin13=26</text:p>
      <text:p text:style-name="Standard"/>
      <text:p text:style-name="Standard">hallpin21=38</text:p>
      <text:p text:style-name="Standard">hallpin22=40</text:p>
      <text:p text:style-name="Standard">hallpin23=37</text:p>
      <text:p text:style-name="Standard"/>
      <text:p text:style-name="Standard">hallpin31=31</text:p>
      <text:p text:style-name="Standard">hallpin32=29</text:p>
      <text:p text:style-name="Standard">hallpin33=23</text:p>
      <text:p text:style-name="Standard"/>
      <text:p text:style-name="Standard">LED1=16</text:p>
      <text:p text:style-name="Standard">LED2=18</text:p>
      <text:p text:style-name="Standard"/>
      <text:p text:style-name="Standard">LED11=32</text:p>
      <text:p text:style-name="Standard">LED12=36</text:p>
      <text:p text:style-name="Standard"/>
      <text:p text:style-name="Standard">LED21=35</text:p>
      <text:p text:style-name="Standard">LED22=33</text:p>
      <text:p text:style-name="Standard"/>
      <text:p text:style-name="Standard">LED31=21</text:p>
      <text:p text:style-name="Standard">LED32=19</text:p>
      <text:p text:style-name="Standard"/>
      <text:p text:style-name="Standard">GPIO.setwarnings(False)</text:p>
      <text:p text:style-name="Standard">GPIO.setmode(GPIO.BOARD)</text:p>
      <text:p text:style-name="Standard"/>
      <text:p text:style-name="Standard">GPIO.setup(LED1, GPIO.OUT, initial=GPIO.LOW)</text:p>
      <text:p text:style-name="Standard">GPIO.setup(LED2, GPIO.OUT, initial=GPIO.LOW)</text:p>
      <text:p text:style-name="Standard">GPIO.setup(hallpin1, GPIO.IN)</text:p>
      <text:p text:style-name="Standard">#GPIO.setup(LED2, GPIO.OUT, initial=GPIO.LOW)</text:p>
      <text:p text:style-name="Standard">GPIO.setup(hallpin2, GPIO.IN)</text:p>
      <text:p text:style-name="Standard">GPIO.setup(hallpin3, GPIO.IN)</text:p>
      <text:p text:style-name="Standard"/>
      <text:p text:style-name="Standard">GPIO.setup(LED11, GPIO.OUT, initial=GPIO.LOW)</text:p>
      <text:p text:style-name="Standard">GPIO.setup(LED12, GPIO.OUT, initial=GPIO.LOW)</text:p>
      <text:p text:style-name="Standard">GPIO.setup(hallpin11, GPIO.IN)</text:p>
      <text:p text:style-name="Standard">GPIO.setup(hallpin12, GPIO.IN)</text:p>
      <text:p text:style-name="Standard">GPIO.setup(hallpin13, GPIO.IN)</text:p>
      <text:p text:style-name="Standard"/>
      <text:p text:style-name="Standard">GPIO.setup(LED21, GPIO.OUT, initial=GPIO.LOW)</text:p>
      <text:p text:style-name="Standard">GPIO.setup(LED22, GPIO.OUT, initial=GPIO.LOW)</text:p>
      <text:p text:style-name="Standard">GPIO.setup(hallpin21, GPIO.IN)</text:p>
      <text:p text:style-name="Standard"><text:soft-page-break/>GPIO.setup(hallpin22, GPIO.IN)</text:p>
      <text:p text:style-name="Standard">GPIO.setup(hallpin23, GPIO.IN)</text:p>
      <text:p text:style-name="Standard"/>
      <text:p text:style-name="Standard">GPIO.setup(LED31, GPIO.OUT, initial=GPIO.LOW)</text:p>
      <text:p text:style-name="Standard">GPIO.setup(LED32, GPIO.OUT, initial=GPIO.LOW)</text:p>
      <text:p text:style-name="Standard">GPIO.setup(hallpin31, GPIO.IN)</text:p>
      <text:p text:style-name="Standard">GPIO.setup(hallpin32, GPIO.IN)</text:p>
      <text:p text:style-name="Standard">GPIO.setup(hallpin33, GPIO.IN)</text:p>
      <text:p text:style-name="Standard"/>
      <text:p text:style-name="Standard">while True:</text:p>
      <text:p text:style-name="Standard"><text:s text:c="4"/>print("------------------------------------------------------------------------")</text:p>
      <text:p text:style-name="Standard"><text:s text:c="4"/>if(GPIO.input(hallpin1)==True):</text:p>
      <text:p text:style-name="Standard"><text:s text:c="6"/># GPIO.output(LED1, GPIO.HIGH)</text:p>
      <text:p text:style-name="Standard"><text:s text:c="7"/>a1=1</text:p>
      <text:p text:style-name="Standard"><text:s text:c="7"/>print("magnet 1")</text:p>
      <text:p text:style-name="Standard"><text:s text:c="7"/>print("detected") </text:p>
      <text:p text:style-name="Standard"><text:s text:c="4"/></text:p>
      <text:p text:style-name="Standard"><text:s text:c="4"/>if(GPIO.input(hallpin1)==False):</text:p>
      <text:p text:style-name="Standard"><text:s text:c="7"/>a1=0</text:p>
      <text:p text:style-name="Standard"><text:s text:c="7"/>print("magnet 1")</text:p>
      <text:p text:style-name="Standard"><text:s text:c="7"/>print("not detected")</text:p>
      <text:p text:style-name="Standard"><text:s text:c="7"/></text:p>
      <text:p text:style-name="Standard"><text:s text:c="4"/>if(GPIO.input(hallpin2)==True):</text:p>
      <text:p text:style-name="Standard"><text:s text:c="7"/>a2=1</text:p>
      <text:p text:style-name="Standard"><text:s text:c="7"/>print(" <text:s text:c="9"/>magnet 2")</text:p>
      <text:p text:style-name="Standard"><text:s text:c="7"/>print(" <text:s text:c="9"/>detected")</text:p>
      <text:p text:style-name="Standard"><text:s text:c="4"/></text:p>
      <text:p text:style-name="Standard"><text:s text:c="4"/>if(GPIO.input(hallpin2)==False):</text:p>
      <text:p text:style-name="Standard"><text:s text:c="7"/>a2=0</text:p>
      <text:p text:style-name="Standard"><text:s text:c="7"/>print(" <text:s text:c="9"/>magnet 2")</text:p>
      <text:p text:style-name="Standard"><text:s text:c="7"/>print(" <text:s text:c="9"/>not detected")</text:p>
      <text:p text:style-name="Standard"><text:s text:c="7"/></text:p>
      <text:p text:style-name="Standard"><text:s text:c="4"/>if(GPIO.input(hallpin3)==True):</text:p>
      <text:p text:style-name="Standard"><text:s text:c="7"/>a3=1</text:p>
      <text:p text:style-name="Standard"><text:s text:c="7"/>print(" <text:s text:c="18"/>magnet 3")</text:p>
      <text:p text:style-name="Standard"><text:s text:c="7"/>print(" <text:s text:c="18"/>detected")</text:p>
      <text:p text:style-name="Standard"><text:s text:c="4"/></text:p>
      <text:p text:style-name="Standard"><text:s text:c="4"/>if(GPIO.input(hallpin3)==False):</text:p>
      <text:p text:style-name="Standard"><text:s text:c="7"/>a3=0</text:p>
      <text:p text:style-name="Standard"><text:s text:c="7"/>print(" <text:s text:c="18"/>magnet 3")</text:p>
      <text:p text:style-name="Standard"><text:s text:c="7"/>print(" <text:s text:c="18"/>not detected")</text:p>
      <text:p text:style-name="Standard"><text:s text:c="7"/></text:p>
      <text:p text:style-name="Standard"><text:s text:c="4"/></text:p>
      <text:p text:style-name="Standard"><text:s text:c="7"/></text:p>
      <text:p text:style-name="Standard"><text:s text:c="7"/></text:p>
      <text:p text:style-name="Standard"><text:s text:c="4"/>print("-------------------------------------------------------------------------")</text:p>
      <text:p text:style-name="Standard"><text:s text:c="4"/>if(GPIO.input(hallpin11)==True):</text:p>
      <text:p text:style-name="Standard"><text:s text:c="7"/>b1=1</text:p>
      <text:p text:style-name="Standard"><text:s text:c="7"/>print(" <text:s text:c="28"/>magnet 11")</text:p>
      <text:p text:style-name="Standard"><text:s text:c="7"/>print(" <text:s text:c="28"/>detected") </text:p>
      <text:p text:style-name="Standard"><text:s text:c="4"/></text:p>
      <text:p text:style-name="Standard"><text:s text:c="4"/>if(GPIO.input(hallpin11)==False):</text:p>
      <text:p text:style-name="Standard"><text:soft-page-break/><text:s text:c="7"/>b1=0</text:p>
      <text:p text:style-name="Standard"><text:s text:c="7"/>print(" <text:s text:c="28"/>magnet 11")</text:p>
      <text:p text:style-name="Standard"><text:s text:c="7"/>print(" <text:s text:c="28"/>not detected")</text:p>
      <text:p text:style-name="Standard"><text:s text:c="7"/></text:p>
      <text:p text:style-name="Standard"><text:s text:c="4"/>if(GPIO.input(hallpin12)==True):</text:p>
      <text:p text:style-name="Standard"><text:s text:c="7"/>b2=1</text:p>
      <text:p text:style-name="Standard"><text:s text:c="7"/>print(" <text:s text:c="41"/>magnet 12")</text:p>
      <text:p text:style-name="Standard"><text:s text:c="7"/>print(" <text:s text:c="41"/>detected")</text:p>
      <text:p text:style-name="Standard"><text:s text:c="4"/></text:p>
      <text:p text:style-name="Standard"><text:s text:c="4"/>if(GPIO.input(hallpin12)==False):</text:p>
      <text:p text:style-name="Standard"><text:s text:c="7"/>b2=0</text:p>
      <text:p text:style-name="Standard"><text:s text:c="7"/>print(" <text:s text:c="41"/>magnet 12")</text:p>
      <text:p text:style-name="Standard"><text:s text:c="7"/>print(" <text:s text:c="41"/>not detected")</text:p>
      <text:p text:style-name="Standard"><text:s text:c="7"/></text:p>
      <text:p text:style-name="Standard"><text:s text:c="4"/>if(GPIO.input(hallpin13)==True):</text:p>
      <text:p text:style-name="Standard"><text:s text:c="7"/>b3=1</text:p>
      <text:p text:style-name="Standard"><text:s text:c="7"/>print(" <text:s text:c="54"/>magnet 13")</text:p>
      <text:p text:style-name="Standard"><text:s text:c="7"/>print(" <text:s text:c="54"/>detected")</text:p>
      <text:p text:style-name="Standard"><text:s text:c="4"/></text:p>
      <text:p text:style-name="Standard"><text:s text:c="4"/>if(GPIO.input(hallpin13)==False):</text:p>
      <text:p text:style-name="Standard"><text:s text:c="7"/>b3=0</text:p>
      <text:p text:style-name="Standard"><text:s text:c="7"/>print(" <text:s text:c="54"/>magnet 13")</text:p>
      <text:p text:style-name="Standard"><text:s text:c="7"/>print(" <text:s text:c="54"/>not detected")</text:p>
      <text:p text:style-name="Standard"><text:s text:c="5"/></text:p>
      <text:p text:style-name="Standard"><text:s text:c="5"/></text:p>
      <text:p text:style-name="Standard"><text:s text:c="4"/>print("--------------------------------------------------------------------------------------------")</text:p>
      <text:p text:style-name="Standard"><text:s text:c="4"/>if(GPIO.input(hallpin21)==True):</text:p>
      <text:p text:style-name="Standard"><text:s text:c="7"/>c1=1</text:p>
      <text:p text:style-name="Standard"><text:s text:c="7"/>print(" <text:s text:c="58"/>magnet 21")</text:p>
      <text:p text:style-name="Standard"><text:s text:c="7"/>print(" <text:s text:c="58"/>detected") </text:p>
      <text:p text:style-name="Standard"><text:s text:c="5"/></text:p>
      <text:p text:style-name="Standard"><text:s text:c="4"/>if(GPIO.input(hallpin21)==False):</text:p>
      <text:p text:style-name="Standard"><text:s text:c="7"/>c1=0</text:p>
      <text:p text:style-name="Standard"><text:s text:c="7"/>print(" <text:s text:c="58"/>magnet 21")</text:p>
      <text:p text:style-name="Standard"><text:s text:c="7"/>print(" <text:s text:c="58"/>not detected")</text:p>
      <text:p text:style-name="Standard"><text:s text:c="7"/></text:p>
      <text:p text:style-name="Standard"><text:s text:c="4"/>if(GPIO.input(hallpin22)==True):</text:p>
      <text:p text:style-name="Standard"><text:s text:c="7"/>c2=1</text:p>
      <text:p text:style-name="Standard"><text:s text:c="7"/>print(" <text:s text:c="65"/>magnet 22")</text:p>
      <text:p text:style-name="Standard"><text:s text:c="7"/>print(" <text:s text:c="65"/>detected")</text:p>
      <text:p text:style-name="Standard"><text:s text:c="4"/></text:p>
      <text:p text:style-name="Standard"><text:s text:c="4"/>if(GPIO.input(hallpin22)==False):</text:p>
      <text:p text:style-name="Standard"><text:s text:c="7"/>c2=0</text:p>
      <text:p text:style-name="Standard"><text:s text:c="7"/>print(" <text:s text:c="65"/>magnet 22")</text:p>
      <text:p text:style-name="Standard"><text:s text:c="7"/>print(" <text:s text:c="65"/>not detected")</text:p>
      <text:p text:style-name="Standard"><text:s text:c="7"/></text:p>
      <text:p text:style-name="Standard"><text:s text:c="4"/>if(GPIO.input(hallpin23)==True):</text:p>
      <text:p text:style-name="Standard"><text:s text:c="7"/>c3=1</text:p>
      <text:p text:style-name="Standard"><text:s text:c="7"/>print(" <text:s text:c="71"/>magnet 23")</text:p>
      <text:p text:style-name="Standard"><text:s text:c="7"/>print(" <text:s text:c="71"/>detected")</text:p>
      <text:p text:style-name="Standard"><text:s text:c="4"/></text:p>
      <text:p text:style-name="Standard"><text:s text:c="4"/>if(GPIO.input(hallpin23)==False):</text:p>
      <text:p text:style-name="Standard"><text:soft-page-break/><text:s text:c="7"/>c3=0</text:p>
      <text:p text:style-name="Standard"><text:s text:c="7"/>print(" <text:s text:c="74"/>magnet 23")</text:p>
      <text:p text:style-name="Standard"><text:s text:c="7"/>print(" <text:s text:c="74"/>not detected")</text:p>
      <text:p text:style-name="Standard"><text:s text:c="7"/></text:p>
      <text:p text:style-name="Standard"><text:s text:c="7"/></text:p>
      <text:p text:style-name="Standard"><text:s text:c="4"/>print("-----------------------------------------------------------------------------------------------")</text:p>
      <text:p text:style-name="Standard"><text:s text:c="4"/>if(GPIO.input(hallpin31)==True):</text:p>
      <text:p text:style-name="Standard"><text:s text:c="7"/>d1=1</text:p>
      <text:p text:style-name="Standard"><text:s text:c="7"/>print(" <text:s text:c="79"/>magnet 31")</text:p>
      <text:p text:style-name="Standard"><text:s text:c="7"/>print(" <text:s text:c="79"/>detected") </text:p>
      <text:p text:style-name="Standard"><text:s text:c="5"/></text:p>
      <text:p text:style-name="Standard"><text:s text:c="4"/>if(GPIO.input(hallpin31)==False):</text:p>
      <text:p text:style-name="Standard"><text:s text:c="7"/>d1=0 <text:s text:c="4"/></text:p>
      <text:p text:style-name="Standard"><text:s text:c="7"/>print(" <text:s text:c="79"/>magnet 31")</text:p>
      <text:p text:style-name="Standard"><text:s text:c="7"/>print(" <text:s text:c="79"/>not detected")</text:p>
      <text:p text:style-name="Standard"><text:s text:c="7"/></text:p>
      <text:p text:style-name="Standard"><text:s text:c="4"/>if(GPIO.input(hallpin32)==True):</text:p>
      <text:p text:style-name="Standard"><text:s text:c="7"/>d2=1</text:p>
      <text:p text:style-name="Standard"><text:s text:c="7"/>print(" <text:s text:c="86"/>magnet 32")</text:p>
      <text:p text:style-name="Standard"><text:s text:c="7"/>print(" <text:s text:c="86"/>detected")</text:p>
      <text:p text:style-name="Standard"><text:s text:c="4"/></text:p>
      <text:p text:style-name="Standard"><text:s text:c="4"/>if(GPIO.input(hallpin32)==False):</text:p>
      <text:p text:style-name="Standard"><text:s text:c="7"/>d2=0</text:p>
      <text:p text:style-name="Standard"><text:s text:c="7"/>print(" <text:s text:c="86"/>magnet 32")</text:p>
      <text:p text:style-name="Standard"><text:s text:c="7"/>print(" <text:s text:c="86"/>not detected")</text:p>
      <text:p text:style-name="Standard"><text:s text:c="7"/></text:p>
      <text:p text:style-name="Standard"><text:s text:c="4"/>if(GPIO.input(hallpin33)==True):</text:p>
      <text:p text:style-name="Standard"><text:s text:c="7"/>d3=1</text:p>
      <text:p text:style-name="Standard"><text:s text:c="7"/>print(" <text:s text:c="93"/>magnet 33")</text:p>
      <text:p text:style-name="Standard"><text:s text:c="7"/>print(" <text:s text:c="93"/>detected")</text:p>
      <text:p text:style-name="Standard"><text:s text:c="4"/></text:p>
      <text:p text:style-name="Standard"><text:s text:c="4"/>if(GPIO.input(hallpin33)==False):</text:p>
      <text:p text:style-name="Standard"><text:s text:c="7"/>d3=0</text:p>
      <text:p text:style-name="Standard"><text:s text:c="7"/>print(" <text:s text:c="93"/>magnet 33")</text:p>
      <text:p text:style-name="Standard"><text:s text:c="7"/>print(" <text:s text:c="93"/>not detected")</text:p>
      <text:p text:style-name="Standard"><text:s text:c="4"/>sum1=a1+a2+a3</text:p>
      <text:p text:style-name="Standard"><text:s text:c="4"/>sum2=b1+b2+b3</text:p>
      <text:p text:style-name="Standard"><text:s text:c="4"/>sum3=c1+c2+c3</text:p>
      <text:p text:style-name="Standard"><text:s text:c="4"/>sum4=d1+d2+d3</text:p>
      <text:p text:style-name="Standard"><text:s text:c="4"/>print(sum1)</text:p>
      <text:p text:style-name="Standard"><text:s text:c="4"/>print(sum2)</text:p>
      <text:p text:style-name="Standard"><text:s text:c="4"/>print(sum3)</text:p>
      <text:p text:style-name="Standard"><text:s text:c="4"/>print(sum4)</text:p>
      <text:p text:style-name="Standard"><text:s text:c="4"/>f1=0</text:p>
      <text:p text:style-name="Standard"><text:s text:c="4"/>f2=0</text:p>
      <text:p text:style-name="Standard"><text:s text:c="4"/>f3=0</text:p>
      <text:p text:style-name="Standard"><text:s text:c="4"/>f4=0</text:p>
      <text:p text:style-name="Standard"><text:s text:c="4"/></text:p>
      <text:p text:style-name="Standard"><text:s text:c="4"/>if(f1==1)and(f2==1)and(f3==1)and(f4==1):</text:p>
      <text:p text:style-name="Standard"><text:s text:c="8"/>f1=0</text:p>
      <text:p text:style-name="Standard"><text:s text:c="8"/>f2=0</text:p>
      <text:p text:style-name="Standard"><text:s text:c="8"/>f3=0</text:p>
      <text:p text:style-name="Standard"><text:soft-page-break/><text:s text:c="8"/>f4=0</text:p>
      <text:p text:style-name="Standard"><text:s text:c="4"/></text:p>
      <text:p text:style-name="Standard"><text:s text:c="4"/>if(f1==0):</text:p>
      <text:p text:style-name="Standard"><text:s text:c="8"/>if(sum1&gt;sum2)and(sum1&gt;sum3)and(sum1&gt;sum4):</text:p>
      <text:p text:style-name="Standard"><text:s text:c="13"/>GPIO.output(LED1, GPIO.HIGH)</text:p>
      <text:p text:style-name="Standard"><text:s text:c="13"/>GPIO.output(LED12, GPIO.HIGH)</text:p>
      <text:p text:style-name="Standard"><text:s text:c="13"/>GPIO.output(LED22, GPIO.HIGH)</text:p>
      <text:p text:style-name="Standard"><text:s text:c="13"/>GPIO.output(LED32, GPIO.HIGH)</text:p>
      <text:p text:style-name="Standard"><text:s text:c="13"/>sleep(15)</text:p>
      <text:p text:style-name="Standard"><text:s text:c="13"/>GPIO.output(LED1, GPIO.LOW)</text:p>
      <text:p text:style-name="Standard"><text:s text:c="13"/>GPIO.output(LED12, GPIO.LOW)</text:p>
      <text:p text:style-name="Standard"><text:s text:c="13"/>GPIO.output(LED22, GPIO.LOW)</text:p>
      <text:p text:style-name="Standard"><text:s text:c="13"/>GPIO.output(LED32, GPIO.LOW)</text:p>
      <text:p text:style-name="Standard"><text:s text:c="13"/>f1=1</text:p>
      <text:p text:style-name="Standard"><text:s text:c="8"/></text:p>
      <text:p text:style-name="Standard"><text:s text:c="4"/>if(f2==0):</text:p>
      <text:p text:style-name="Standard"><text:s text:c="8"/>if(sum2&gt;sum1)and(sum2&gt;sum3)and(sum2&gt;sum4):</text:p>
      <text:p text:style-name="Standard"><text:s text:c="13"/>GPIO.output(LED11, GPIO.HIGH)</text:p>
      <text:p text:style-name="Standard"><text:s text:c="13"/>GPIO.output(LED2, GPIO.HIGH)</text:p>
      <text:p text:style-name="Standard"><text:s text:c="13"/>GPIO.output(LED22, GPIO.HIGH)</text:p>
      <text:p text:style-name="Standard"><text:s text:c="13"/>GPIO.output(LED32, GPIO.HIGH)</text:p>
      <text:p text:style-name="Standard"><text:s text:c="13"/>sleep(15)</text:p>
      <text:p text:style-name="Standard"><text:s text:c="13"/>GPIO.output(LED11, GPIO.LOW)</text:p>
      <text:p text:style-name="Standard"><text:s text:c="13"/>GPIO.output(LED2, GPIO.LOW)</text:p>
      <text:p text:style-name="Standard"><text:s text:c="13"/>GPIO.output(LED22, GPIO.LOW)</text:p>
      <text:p text:style-name="Standard"><text:s text:c="13"/>GPIO.output(LED32, GPIO.LOW)</text:p>
      <text:p text:style-name="Standard"><text:s text:c="13"/>f2=1</text:p>
      <text:p text:style-name="Standard"><text:s text:c="13"/></text:p>
      <text:p text:style-name="Standard"><text:s/></text:p>
      <text:p text:style-name="Standard"><text:s text:c="4"/>if(f3==0): </text:p>
      <text:p text:style-name="Standard"><text:s text:c="8"/>if(sum3&gt;sum1)and(sum3&gt;sum2)and(sum3&gt;sum4):</text:p>
      <text:p text:style-name="Standard"><text:s text:c="13"/>GPIO.output(LED21, GPIO.HIGH)</text:p>
      <text:p text:style-name="Standard"><text:s text:c="13"/>GPIO.output(LED2, GPIO.HIGH)</text:p>
      <text:p text:style-name="Standard"><text:s text:c="13"/>GPIO.output(LED12, GPIO.HIGH)</text:p>
      <text:p text:style-name="Standard"><text:s text:c="13"/>GPIO.output(LED32, GPIO.HIGH)</text:p>
      <text:p text:style-name="Standard"><text:s text:c="13"/>sleep(15)</text:p>
      <text:p text:style-name="Standard"><text:s text:c="13"/>GPIO.output(LED21, GPIO.LOW)</text:p>
      <text:p text:style-name="Standard"><text:s text:c="13"/>GPIO.output(LED2, GPIO.LOW)</text:p>
      <text:p text:style-name="Standard"><text:s text:c="13"/>GPIO.output(LED12, GPIO.LOW)</text:p>
      <text:p text:style-name="Standard"><text:s text:c="13"/>GPIO.output(LED32, GPIO.LOW)</text:p>
      <text:p text:style-name="Standard"><text:s text:c="13"/>f3=1</text:p>
      <text:p text:style-name="Standard"><text:s text:c="8"/></text:p>
      <text:p text:style-name="Standard"><text:s text:c="4"/>if(f4==0):</text:p>
      <text:p text:style-name="Standard"><text:s text:c="8"/>if(sum4&gt;sum1)and(sum4&gt;sum2)and(sum4&gt;sum3):</text:p>
      <text:p text:style-name="Standard"><text:s text:c="13"/>GPIO.output(LED31, GPIO.HIGH)</text:p>
      <text:p text:style-name="Standard"><text:s text:c="13"/>GPIO.output(LED2, GPIO.HIGH)</text:p>
      <text:p text:style-name="Standard"><text:s text:c="13"/>GPIO.output(LED12, GPIO.HIGH)</text:p>
      <text:p text:style-name="Standard"><text:s text:c="13"/>GPIO.output(LED22, GPIO.HIGH)</text:p>
      <text:p text:style-name="Standard"><text:s text:c="13"/>sleep(15)</text:p>
      <text:p text:style-name="Standard"><text:s text:c="13"/>GPIO.output(LED31, GPIO.LOW)</text:p>
      <text:p text:style-name="Standard"><text:s text:c="13"/>GPIO.output(LED2, GPIO.LOW)</text:p>
      <text:p text:style-name="Standard"><text:s text:c="13"/>GPIO.output(LED12, GPIO.LOW)</text:p>
      <text:p text:style-name="Standard"><text:soft-page-break/><text:s text:c="13"/>GPIO.output(LED22, GPIO.LOW)</text:p>
      <text:p text:style-name="Standard"><text:s text:c="13"/>f4=1 </text:p>
      <text:p text:style-name="Standard"><text:s text:c="4"/></text:p>
      <text:p text:style-name="Standard"><text:s text:c="4"/>sleep(2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5T09:40:10.421293773</meta:creation-date>
    <dc:date>2020-03-05T09:41:17.979982132</dc:date>
    <meta:editing-duration>PT1M16S</meta:editing-duration>
    <meta:editing-cycles>1</meta:editing-cycles>
    <meta:document-statistic meta:table-count="0" meta:image-count="0" meta:object-count="0" meta:page-count="6" meta:paragraph-count="250" meta:word-count="370" meta:character-count="8518" meta:non-whitespace-character-count="4467"/>
    <meta:generator>LibreOffice/6.1.5.2$Linux_ARM_EABI LibreOffice_project/10$Build-2</meta:generator>
  </office:meta>
</office:document-meta>
</file>